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153cm" table:end-y="0.293cm" draw:z-index="0" draw:style-name="gr1" draw:text-style-name="P1" svg:width="31.406cm" svg:height="17.8cm" svg:x="0.103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55029857">
            <text:p>1,55029857</text:p>
          </table:table-cell>
          <table:table-cell office:value-type="float" office:value="1.4403522">
            <text:p>1,4403522</text:p>
          </table:table-cell>
          <table:table-cell office:value-type="float" office:value="1.55512226">
            <text:p>1,55512226</text:p>
          </table:table-cell>
          <table:table-cell office:value-type="float" office:value="1.38802755">
            <text:p>1,38802755</text:p>
          </table:table-cell>
          <table:table-cell/>
        </table:table-row>
        <table:table-row table:style-name="ro1">
          <table:table-cell office:value-type="float" office:value="1.19599295">
            <text:p>1,19599295</text:p>
          </table:table-cell>
          <table:table-cell office:value-type="float" office:value="1.39164269">
            <text:p>1,39164269</text:p>
          </table:table-cell>
          <table:table-cell office:value-type="float" office:value="1.43234491">
            <text:p>1,43234491</text:p>
          </table:table-cell>
          <table:table-cell office:value-type="float" office:value="1.38855636">
            <text:p>1,38855636</text:p>
          </table:table-cell>
          <table:table-cell/>
        </table:table-row>
        <table:table-row table:style-name="ro1">
          <table:table-cell office:value-type="float" office:value="1.13154566">
            <text:p>1,13154566</text:p>
          </table:table-cell>
          <table:table-cell office:value-type="float" office:value="1.3876636">
            <text:p>1,3876636</text:p>
          </table:table-cell>
          <table:table-cell office:value-type="float" office:value="1.4109956">
            <text:p>1,4109956</text:p>
          </table:table-cell>
          <table:table-cell office:value-type="float" office:value="1.38738751">
            <text:p>1,38738751</text:p>
          </table:table-cell>
          <table:table-cell/>
        </table:table-row>
        <table:table-row table:style-name="ro1">
          <table:table-cell office:value-type="float" office:value="1.07800937">
            <text:p>1,07800937</text:p>
          </table:table-cell>
          <table:table-cell office:value-type="float" office:value="1.38939214">
            <text:p>1,38939214</text:p>
          </table:table-cell>
          <table:table-cell office:value-type="float" office:value="1.40795255">
            <text:p>1,40795255</text:p>
          </table:table-cell>
          <table:table-cell office:value-type="float" office:value="1.38626015">
            <text:p>1,38626015</text:p>
          </table:table-cell>
          <table:table-cell/>
        </table:table-row>
        <table:table-row table:style-name="ro1">
          <table:table-cell office:value-type="float" office:value="1.05046546">
            <text:p>1,05046546</text:p>
          </table:table-cell>
          <table:table-cell office:value-type="float" office:value="1.38882899">
            <text:p>1,38882899</text:p>
          </table:table-cell>
          <table:table-cell office:value-type="float" office:value="1.37743151">
            <text:p>1,37743151</text:p>
          </table:table-cell>
          <table:table-cell office:value-type="float" office:value="1.38526094">
            <text:p>1,38526094</text:p>
          </table:table-cell>
          <table:table-cell/>
        </table:table-row>
        <table:table-row table:style-name="ro1">
          <table:table-cell office:value-type="float" office:value="1.03212607">
            <text:p>1,03212607</text:p>
          </table:table-cell>
          <table:table-cell office:value-type="float" office:value="1.38854718">
            <text:p>1,38854718</text:p>
          </table:table-cell>
          <table:table-cell office:value-type="float" office:value="1.37527108">
            <text:p>1,37527108</text:p>
          </table:table-cell>
          <table:table-cell office:value-type="float" office:value="1.38460255">
            <text:p>1,38460255</text:p>
          </table:table-cell>
          <table:table-cell/>
        </table:table-row>
        <table:table-row table:style-name="ro1">
          <table:table-cell office:value-type="float" office:value="1.02892792">
            <text:p>1,02892792</text:p>
          </table:table-cell>
          <table:table-cell office:value-type="float" office:value="1.38735974">
            <text:p>1,38735974</text:p>
          </table:table-cell>
          <table:table-cell office:value-type="float" office:value="1.35913301">
            <text:p>1,35913301</text:p>
          </table:table-cell>
          <table:table-cell office:value-type="float" office:value="1.38574803">
            <text:p>1,38574803</text:p>
          </table:table-cell>
          <table:table-cell/>
        </table:table-row>
        <table:table-row table:style-name="ro1">
          <table:table-cell office:value-type="float" office:value="1.02183545">
            <text:p>1,02183545</text:p>
          </table:table-cell>
          <table:table-cell office:value-type="float" office:value="1.38688648">
            <text:p>1,38688648</text:p>
          </table:table-cell>
          <table:table-cell office:value-type="float" office:value="1.3516022">
            <text:p>1,3516022</text:p>
          </table:table-cell>
          <table:table-cell office:value-type="float" office:value="1.38517356">
            <text:p>1,38517356</text:p>
          </table:table-cell>
          <table:table-cell/>
        </table:table-row>
        <table:table-row table:style-name="ro1">
          <table:table-cell office:value-type="float" office:value="1.05644631">
            <text:p>1,05644631</text:p>
          </table:table-cell>
          <table:table-cell office:value-type="float" office:value="1.37933278">
            <text:p>1,37933278</text:p>
          </table:table-cell>
          <table:table-cell office:value-type="float" office:value="1.30103743">
            <text:p>1,30103743</text:p>
          </table:table-cell>
          <table:table-cell office:value-type="float" office:value="1.37029314">
            <text:p>1,37029314</text:p>
          </table:table-cell>
          <table:table-cell/>
        </table:table-row>
        <table:table-row table:style-name="ro1">
          <table:table-cell office:value-type="float" office:value="1.15994918">
            <text:p>1,15994918</text:p>
          </table:table-cell>
          <table:table-cell office:value-type="float" office:value="1.36019564">
            <text:p>1,36019564</text:p>
          </table:table-cell>
          <table:table-cell office:value-type="float" office:value="1.32637823">
            <text:p>1,32637823</text:p>
          </table:table-cell>
          <table:table-cell office:value-type="float" office:value="1.41213548">
            <text:p>1,41213548</text:p>
          </table:table-cell>
          <table:table-cell/>
        </table:table-row>
        <table:table-row table:style-name="ro1">
          <table:table-cell office:value-type="float" office:value="1.28021705">
            <text:p>1,28021705</text:p>
          </table:table-cell>
          <table:table-cell office:value-type="float" office:value="1.31944323">
            <text:p>1,31944323</text:p>
          </table:table-cell>
          <table:table-cell office:value-type="float" office:value="1.33829987">
            <text:p>1,33829987</text:p>
          </table:table-cell>
          <table:table-cell office:value-type="float" office:value="1.42694163">
            <text:p>1,42694163</text:p>
          </table:table-cell>
          <table:table-cell/>
        </table:table-row>
        <table:table-row table:style-name="ro1">
          <table:table-cell office:value-type="float" office:value="1.35282755">
            <text:p>1,35282755</text:p>
          </table:table-cell>
          <table:table-cell office:value-type="float" office:value="1.29524362">
            <text:p>1,29524362</text:p>
          </table:table-cell>
          <table:table-cell office:value-type="float" office:value="1.44705689">
            <text:p>1,44705689</text:p>
          </table:table-cell>
          <table:table-cell office:value-type="float" office:value="1.3996892">
            <text:p>1,3996892</text:p>
          </table:table-cell>
          <table:table-cell/>
        </table:table-row>
        <table:table-row table:style-name="ro1">
          <table:table-cell office:value-type="float" office:value="1.30424082">
            <text:p>1,30424082</text:p>
          </table:table-cell>
          <table:table-cell office:value-type="float" office:value="1.31371176">
            <text:p>1,31371176</text:p>
          </table:table-cell>
          <table:table-cell office:value-type="float" office:value="1.38513649">
            <text:p>1,38513649</text:p>
          </table:table-cell>
          <table:table-cell office:value-type="float" office:value="1.47690809">
            <text:p>1,47690809</text:p>
          </table:table-cell>
          <table:table-cell/>
        </table:table-row>
        <table:table-row table:style-name="ro1">
          <table:table-cell office:value-type="float" office:value="1.40939879">
            <text:p>1,40939879</text:p>
          </table:table-cell>
          <table:table-cell office:value-type="float" office:value="1.25936842">
            <text:p>1,25936842</text:p>
          </table:table-cell>
          <table:table-cell office:value-type="float" office:value="1.30437613">
            <text:p>1,30437613</text:p>
          </table:table-cell>
          <table:table-cell office:value-type="float" office:value="1.5002526">
            <text:p>1,5002526</text:p>
          </table:table-cell>
          <table:table-cell/>
        </table:table-row>
        <table:table-row table:style-name="ro1">
          <table:table-cell office:value-type="float" office:value="1.43991208">
            <text:p>1,43991208</text:p>
          </table:table-cell>
          <table:table-cell office:value-type="float" office:value="1.24160826">
            <text:p>1,24160826</text:p>
          </table:table-cell>
          <table:table-cell office:value-type="float" office:value="1.33653128">
            <text:p>1,33653128</text:p>
          </table:table-cell>
          <table:table-cell office:value-type="float" office:value="1.46148169">
            <text:p>1,46148169</text:p>
          </table:table-cell>
          <table:table-cell/>
        </table:table-row>
        <table:table-row table:style-name="ro1">
          <table:table-cell office:value-type="float" office:value="1.55250168">
            <text:p>1,55250168</text:p>
          </table:table-cell>
          <table:table-cell office:value-type="float" office:value="1.18953764">
            <text:p>1,18953764</text:p>
          </table:table-cell>
          <table:table-cell office:value-type="float" office:value="1.34789562">
            <text:p>1,34789562</text:p>
          </table:table-cell>
          <table:table-cell office:value-type="float" office:value="1.47386658">
            <text:p>1,47386658</text:p>
          </table:table-cell>
          <table:table-cell/>
        </table:table-row>
        <table:table-row table:style-name="ro1">
          <table:table-cell office:value-type="float" office:value="1.47942233">
            <text:p>1,47942233</text:p>
          </table:table-cell>
          <table:table-cell office:value-type="float" office:value="1.22854924">
            <text:p>1,22854924</text:p>
          </table:table-cell>
          <table:table-cell office:value-type="float" office:value="1.31785333">
            <text:p>1,31785333</text:p>
          </table:table-cell>
          <table:table-cell office:value-type="float" office:value="1.45614898">
            <text:p>1,45614898</text:p>
          </table:table-cell>
          <table:table-cell/>
        </table:table-row>
        <table:table-row table:style-name="ro1">
          <table:table-cell office:value-type="float" office:value="1.56709909">
            <text:p>1,56709909</text:p>
          </table:table-cell>
          <table:table-cell office:value-type="float" office:value="1.18150985">
            <text:p>1,18150985</text:p>
          </table:table-cell>
          <table:table-cell office:value-type="float" office:value="1.32463956">
            <text:p>1,32463956</text:p>
          </table:table-cell>
          <table:table-cell office:value-type="float" office:value="1.46430016">
            <text:p>1,46430016</text:p>
          </table:table-cell>
          <table:table-cell/>
        </table:table-row>
        <table:table-row table:style-name="ro1">
          <table:table-cell office:value-type="float" office:value="1.60203934">
            <text:p>1,60203934</text:p>
          </table:table-cell>
          <table:table-cell office:value-type="float" office:value="1.18246138">
            <text:p>1,18246138</text:p>
          </table:table-cell>
          <table:table-cell office:value-type="float" office:value="1.49275911">
            <text:p>1,49275911</text:p>
          </table:table-cell>
          <table:table-cell office:value-type="float" office:value="1.42012417">
            <text:p>1,42012417</text:p>
          </table:table-cell>
          <table:table-cell/>
        </table:table-row>
        <table:table-row table:style-name="ro1">
          <table:table-cell office:value-type="float" office:value="1.81331599">
            <text:p>1,81331599</text:p>
          </table:table-cell>
          <table:table-cell office:value-type="float" office:value="1.12161231">
            <text:p>1,12161231</text:p>
          </table:table-cell>
          <table:table-cell office:value-type="float" office:value="1.35439873">
            <text:p>1,35439873</text:p>
          </table:table-cell>
          <table:table-cell office:value-type="float" office:value="1.45278406">
            <text:p>1,45278406</text:p>
          </table:table-cell>
          <table:table-cell/>
        </table:table-row>
        <table:table-row table:style-name="ro1">
          <table:table-cell office:value-type="float" office:value="2.12764788">
            <text:p>2,12764788</text:p>
          </table:table-cell>
          <table:table-cell office:value-type="float" office:value="1.03460562">
            <text:p>1,03460562</text:p>
          </table:table-cell>
          <table:table-cell office:value-type="float" office:value="1.66033328">
            <text:p>1,66033328</text:p>
          </table:table-cell>
          <table:table-cell office:value-type="float" office:value="1.38495874">
            <text:p>1,38495874</text:p>
          </table:table-cell>
          <table:table-cell/>
        </table:table-row>
        <table:table-row table:style-name="ro1">
          <table:table-cell office:value-type="float" office:value="2.34766674">
            <text:p>2,34766674</text:p>
          </table:table-cell>
          <table:table-cell office:value-type="float" office:value="0.99284166">
            <text:p>0,99284166</text:p>
          </table:table-cell>
          <table:table-cell office:value-type="float" office:value="1.70447445">
            <text:p>1,70447445</text:p>
          </table:table-cell>
          <table:table-cell office:value-type="float" office:value="1.3977052">
            <text:p>1,3977052</text:p>
          </table:table-cell>
          <table:table-cell/>
        </table:table-row>
        <table:table-row table:style-name="ro1">
          <table:table-cell office:value-type="float" office:value="2.76809525">
            <text:p>2,76809525</text:p>
          </table:table-cell>
          <table:table-cell office:value-type="float" office:value="0.90762842">
            <text:p>0,90762842</text:p>
          </table:table-cell>
          <table:table-cell office:value-type="float" office:value="1.47768056">
            <text:p>1,47768056</text:p>
          </table:table-cell>
          <table:table-cell office:value-type="float" office:value="1.45347917">
            <text:p>1,45347917</text:p>
          </table:table-cell>
          <table:table-cell/>
        </table:table-row>
        <table:table-row table:style-name="ro1">
          <table:table-cell office:value-type="float" office:value="3.0110786">
            <text:p>3,0110786</text:p>
          </table:table-cell>
          <table:table-cell office:value-type="float" office:value="0.87755871">
            <text:p>0,87755871</text:p>
          </table:table-cell>
          <table:table-cell office:value-type="float" office:value="1.799492">
            <text:p>1,799492</text:p>
          </table:table-cell>
          <table:table-cell office:value-type="float" office:value="1.26192689">
            <text:p>1,26192689</text:p>
          </table:table-cell>
          <table:table-cell/>
        </table:table-row>
        <table:table-row table:style-name="ro1">
          <table:table-cell office:value-type="float" office:value="3.35528708">
            <text:p>3,35528708</text:p>
          </table:table-cell>
          <table:table-cell office:value-type="float" office:value="0.7823171">
            <text:p>0,7823171</text:p>
          </table:table-cell>
          <table:table-cell office:value-type="float" office:value="1.49120367">
            <text:p>1,49120367</text:p>
          </table:table-cell>
          <table:table-cell office:value-type="float" office:value="1.48155689">
            <text:p>1,48155689</text:p>
          </table:table-cell>
          <table:table-cell/>
        </table:table-row>
        <table:table-row table:style-name="ro1">
          <table:table-cell office:value-type="float" office:value="3.01702976">
            <text:p>3,01702976</text:p>
          </table:table-cell>
          <table:table-cell office:value-type="float" office:value="0.84634477">
            <text:p>0,84634477</text:p>
          </table:table-cell>
          <table:table-cell office:value-type="float" office:value="2.23334885">
            <text:p>2,23334885</text:p>
          </table:table-cell>
          <table:table-cell office:value-type="float" office:value="1.42601097">
            <text:p>1,42601097</text:p>
          </table:table-cell>
          <table:table-cell/>
        </table:table-row>
        <table:table-row table:style-name="ro1">
          <table:table-cell office:value-type="float" office:value="3.29627514">
            <text:p>3,29627514</text:p>
          </table:table-cell>
          <table:table-cell office:value-type="float" office:value="0.77266777">
            <text:p>0,77266777</text:p>
          </table:table-cell>
          <table:table-cell office:value-type="float" office:value="1.95775235">
            <text:p>1,95775235</text:p>
          </table:table-cell>
          <table:table-cell office:value-type="float" office:value="1.356915">
            <text:p>1,356915</text:p>
          </table:table-cell>
          <table:table-cell/>
        </table:table-row>
        <table:table-row table:style-name="ro1">
          <table:table-cell office:value-type="float" office:value="3.4034543">
            <text:p>3,4034543</text:p>
          </table:table-cell>
          <table:table-cell office:value-type="float" office:value="0.77027702">
            <text:p>0,77027702</text:p>
          </table:table-cell>
          <table:table-cell office:value-type="float" office:value="1.86190522">
            <text:p>1,86190522</text:p>
          </table:table-cell>
          <table:table-cell office:value-type="float" office:value="1.36222124">
            <text:p>1,36222124</text:p>
          </table:table-cell>
          <table:table-cell/>
        </table:table-row>
        <table:table-row table:style-name="ro1">
          <table:table-cell office:value-type="float" office:value="3.07980204">
            <text:p>3,07980204</text:p>
          </table:table-cell>
          <table:table-cell office:value-type="float" office:value="0.8886528">
            <text:p>0,8886528</text:p>
          </table:table-cell>
          <table:table-cell office:value-type="float" office:value="1.43800867">
            <text:p>1,43800867</text:p>
          </table:table-cell>
          <table:table-cell office:value-type="float" office:value="1.44265866">
            <text:p>1,44265866</text:p>
          </table:table-cell>
          <table:table-cell/>
        </table:table-row>
        <table:table-row table:style-name="ro1">
          <table:table-cell office:value-type="float" office:value="3.25012469">
            <text:p>3,25012469</text:p>
          </table:table-cell>
          <table:table-cell office:value-type="float" office:value="0.81141758">
            <text:p>0,81141758</text:p>
          </table:table-cell>
          <table:table-cell office:value-type="float" office:value="2.02825761">
            <text:p>2,02825761</text:p>
          </table:table-cell>
          <table:table-cell office:value-type="float" office:value="1.45520806">
            <text:p>1,45520806</text:p>
          </table:table-cell>
          <table:table-cell/>
        </table:table-row>
        <table:table-row table:style-name="ro1">
          <table:table-cell office:value-type="float" office:value="2.95983529">
            <text:p>2,95983529</text:p>
          </table:table-cell>
          <table:table-cell office:value-type="float" office:value="0.91017318">
            <text:p>0,91017318</text:p>
          </table:table-cell>
          <table:table-cell office:value-type="float" office:value="1.36110532">
            <text:p>1,36110532</text:p>
          </table:table-cell>
          <table:table-cell office:value-type="float" office:value="1.47694647">
            <text:p>1,47694647</text:p>
          </table:table-cell>
          <table:table-cell/>
        </table:table-row>
        <table:table-row table:style-name="ro1">
          <table:table-cell office:value-type="float" office:value="3.09866142">
            <text:p>3,09866142</text:p>
          </table:table-cell>
          <table:table-cell office:value-type="float" office:value="0.836568">
            <text:p>0,836568</text:p>
          </table:table-cell>
          <table:table-cell office:value-type="float" office:value="1.42382193">
            <text:p>1,42382193</text:p>
          </table:table-cell>
          <table:table-cell office:value-type="float" office:value="1.44543254">
            <text:p>1,44543254</text:p>
          </table:table-cell>
          <table:table-cell/>
        </table:table-row>
        <table:table-row table:style-name="ro1">
          <table:table-cell office:value-type="float" office:value="2.39824772">
            <text:p>2,39824772</text:p>
          </table:table-cell>
          <table:table-cell office:value-type="float" office:value="1.00515282">
            <text:p>1,00515282</text:p>
          </table:table-cell>
          <table:table-cell office:value-type="float" office:value="1.46367347">
            <text:p>1,46367347</text:p>
          </table:table-cell>
          <table:table-cell office:value-type="float" office:value="1.40154791">
            <text:p>1,40154791</text:p>
          </table:table-cell>
          <table:table-cell/>
        </table:table-row>
        <table:table-row table:style-name="ro1">
          <table:table-cell office:value-type="float" office:value="3.09211993">
            <text:p>3,09211993</text:p>
          </table:table-cell>
          <table:table-cell office:value-type="float" office:value="0.83933258">
            <text:p>0,83933258</text:p>
          </table:table-cell>
          <table:table-cell office:value-type="float" office:value="1.8335619">
            <text:p>1,8335619</text:p>
          </table:table-cell>
          <table:table-cell office:value-type="float" office:value="1.21072805">
            <text:p>1,21072805</text:p>
          </table:table-cell>
          <table:table-cell/>
        </table:table-row>
        <table:table-row table:style-name="ro1">
          <table:table-cell office:value-type="float" office:value="4.29989338">
            <text:p>4,29989338</text:p>
          </table:table-cell>
          <table:table-cell office:value-type="float" office:value="0.60924256">
            <text:p>0,60924256</text:p>
          </table:table-cell>
          <table:table-cell office:value-type="float" office:value="1.40626419">
            <text:p>1,40626419</text:p>
          </table:table-cell>
          <table:table-cell office:value-type="float" office:value="1.5342207">
            <text:p>1,5342207</text:p>
          </table:table-cell>
          <table:table-cell/>
        </table:table-row>
        <table:table-row table:style-name="ro1">
          <table:table-cell office:value-type="float" office:value="4.09047413">
            <text:p>4,09047413</text:p>
          </table:table-cell>
          <table:table-cell office:value-type="float" office:value="0.68548703">
            <text:p>0,68548703</text:p>
          </table:table-cell>
          <table:table-cell office:value-type="float" office:value="2.47998857">
            <text:p>2,47998857</text:p>
          </table:table-cell>
          <table:table-cell office:value-type="float" office:value="1.60276878">
            <text:p>1,60276878</text:p>
          </table:table-cell>
          <table:table-cell/>
        </table:table-row>
        <table:table-row table:style-name="ro1">
          <table:table-cell office:value-type="float" office:value="3.97997808">
            <text:p>3,97997808</text:p>
          </table:table-cell>
          <table:table-cell office:value-type="float" office:value="0.69332075">
            <text:p>0,69332075</text:p>
          </table:table-cell>
          <table:table-cell office:value-type="float" office:value="1.81895864">
            <text:p>1,81895864</text:p>
          </table:table-cell>
          <table:table-cell office:value-type="float" office:value="1.39849436">
            <text:p>1,39849436</text:p>
          </table:table-cell>
          <table:table-cell/>
        </table:table-row>
        <table:table-row table:style-name="ro1">
          <table:table-cell office:value-type="float" office:value="4.45553112">
            <text:p>4,45553112</text:p>
          </table:table-cell>
          <table:table-cell office:value-type="float" office:value="0.60177481">
            <text:p>0,60177481</text:p>
          </table:table-cell>
          <table:table-cell office:value-type="float" office:value="2.01236343">
            <text:p>2,01236343</text:p>
          </table:table-cell>
          <table:table-cell office:value-type="float" office:value="1.34914315">
            <text:p>1,34914315</text:p>
          </table:table-cell>
          <table:table-cell/>
        </table:table-row>
        <table:table-row table:style-name="ro1">
          <table:table-cell office:value-type="float" office:value="3.99531221">
            <text:p>3,99531221</text:p>
          </table:table-cell>
          <table:table-cell office:value-type="float" office:value="0.66466439">
            <text:p>0,66466439</text:p>
          </table:table-cell>
          <table:table-cell office:value-type="float" office:value="2.49008155">
            <text:p>2,49008155</text:p>
          </table:table-cell>
          <table:table-cell office:value-type="float" office:value="1.13636672">
            <text:p>1,13636672</text:p>
          </table:table-cell>
          <table:table-cell/>
        </table:table-row>
        <table:table-row table:style-name="ro1">
          <table:table-cell office:value-type="float" office:value="3.62167668">
            <text:p>3,62167668</text:p>
          </table:table-cell>
          <table:table-cell office:value-type="float" office:value="0.72926068">
            <text:p>0,72926068</text:p>
          </table:table-cell>
          <table:table-cell office:value-type="float" office:value="1.59440601">
            <text:p>1,59440601</text:p>
          </table:table-cell>
          <table:table-cell office:value-type="float" office:value="1.37999785">
            <text:p>1,37999785</text:p>
          </table:table-cell>
          <table:table-cell/>
        </table:table-row>
        <table:table-row table:style-name="ro1">
          <table:table-cell office:value-type="float" office:value="4.12230492">
            <text:p>4,12230492</text:p>
          </table:table-cell>
          <table:table-cell office:value-type="float" office:value="0.68688428">
            <text:p>0,68688428</text:p>
          </table:table-cell>
          <table:table-cell office:value-type="float" office:value="2.21993852">
            <text:p>2,21993852</text:p>
          </table:table-cell>
          <table:table-cell office:value-type="float" office:value="1.47340703">
            <text:p>1,47340703</text:p>
          </table:table-cell>
          <table:table-cell/>
        </table:table-row>
        <table:table-row table:style-name="ro1">
          <table:table-cell office:value-type="float" office:value="4.42398453">
            <text:p>4,42398453</text:p>
          </table:table-cell>
          <table:table-cell office:value-type="float" office:value="0.62126291">
            <text:p>0,62126291</text:p>
          </table:table-cell>
          <table:table-cell office:value-type="float" office:value="1.38728464">
            <text:p>1,38728464</text:p>
          </table:table-cell>
          <table:table-cell office:value-type="float" office:value="1.51392448">
            <text:p>1,51392448</text:p>
          </table:table-cell>
          <table:table-cell/>
        </table:table-row>
        <table:table-row table:style-name="ro1">
          <table:table-cell office:value-type="float" office:value="4.20538902">
            <text:p>4,20538902</text:p>
          </table:table-cell>
          <table:table-cell office:value-type="float" office:value="0.66736835">
            <text:p>0,66736835</text:p>
          </table:table-cell>
          <table:table-cell office:value-type="float" office:value="1.96987867">
            <text:p>1,96987867</text:p>
          </table:table-cell>
          <table:table-cell office:value-type="float" office:value="1.42127597">
            <text:p>1,42127597</text:p>
          </table:table-cell>
          <table:table-cell/>
        </table:table-row>
        <table:table-row table:style-name="ro1">
          <table:table-cell office:value-type="float" office:value="4.8487668">
            <text:p>4,8487668</text:p>
          </table:table-cell>
          <table:table-cell office:value-type="float" office:value="0.55568671">
            <text:p>0,55568671</text:p>
          </table:table-cell>
          <table:table-cell office:value-type="float" office:value="3.39316225">
            <text:p>3,39316225</text:p>
          </table:table-cell>
          <table:table-cell office:value-type="float" office:value="1.73304439">
            <text:p>1,73304439</text:p>
          </table:table-cell>
          <table:table-cell/>
        </table:table-row>
        <table:table-row table:style-name="ro1">
          <table:table-cell office:value-type="float" office:value="4.9175601">
            <text:p>4,9175601</text:p>
          </table:table-cell>
          <table:table-cell office:value-type="float" office:value="0.54245842">
            <text:p>0,54245842</text:p>
          </table:table-cell>
          <table:table-cell office:value-type="float" office:value="1.70637667">
            <text:p>1,70637667</text:p>
          </table:table-cell>
          <table:table-cell office:value-type="float" office:value="1.39906442">
            <text:p>1,39906442</text:p>
          </table:table-cell>
          <table:table-cell/>
        </table:table-row>
        <table:table-row table:style-name="ro1">
          <table:table-cell office:value-type="float" office:value="4.76221943">
            <text:p>4,76221943</text:p>
          </table:table-cell>
          <table:table-cell office:value-type="float" office:value="0.54187071">
            <text:p>0,54187071</text:p>
          </table:table-cell>
          <table:table-cell office:value-type="float" office:value="1.79724896">
            <text:p>1,79724896</text:p>
          </table:table-cell>
          <table:table-cell office:value-type="float" office:value="1.36951339">
            <text:p>1,36951339</text:p>
          </table:table-cell>
          <table:table-cell/>
        </table:table-row>
        <table:table-row table:style-name="ro1">
          <table:table-cell office:value-type="float" office:value="4.66146374">
            <text:p>4,66146374</text:p>
          </table:table-cell>
          <table:table-cell office:value-type="float" office:value="0.57474262">
            <text:p>0,57474262</text:p>
          </table:table-cell>
          <table:table-cell office:value-type="float" office:value="2.27886248">
            <text:p>2,27886248</text:p>
          </table:table-cell>
          <table:table-cell office:value-type="float" office:value="1.34518039">
            <text:p>1,34518039</text:p>
          </table:table-cell>
          <table:table-cell/>
        </table:table-row>
        <table:table-row table:style-name="ro1">
          <table:table-cell office:value-type="float" office:value="4.20686865">
            <text:p>4,20686865</text:p>
          </table:table-cell>
          <table:table-cell office:value-type="float" office:value="0.68329555">
            <text:p>0,68329555</text:p>
          </table:table-cell>
          <table:table-cell office:value-type="float" office:value="4.03938055">
            <text:p>4,03938055</text:p>
          </table:table-cell>
          <table:table-cell office:value-type="float" office:value="2.69071484">
            <text:p>2,69071484</text:p>
          </table:table-cell>
          <table:table-cell/>
        </table:table-row>
        <table:table-row table:style-name="ro1">
          <table:table-cell office:value-type="float" office:value="5.33435202">
            <text:p>5,33435202</text:p>
          </table:table-cell>
          <table:table-cell office:value-type="float" office:value="0.45313299">
            <text:p>0,45313299</text:p>
          </table:table-cell>
          <table:table-cell office:value-type="float" office:value="1.76493049">
            <text:p>1,76493049</text:p>
          </table:table-cell>
          <table:table-cell office:value-type="float" office:value="1.41349781">
            <text:p>1,41349781</text:p>
          </table:table-cell>
          <table:table-cell/>
        </table:table-row>
        <table:table-row table:style-name="ro1">
          <table:table-cell office:value-type="float" office:value="4.826756">
            <text:p>4,826756</text:p>
          </table:table-cell>
          <table:table-cell office:value-type="float" office:value="0.55206889">
            <text:p>0,55206889</text:p>
          </table:table-cell>
          <table:table-cell office:value-type="float" office:value="1.5181675">
            <text:p>1,5181675</text:p>
          </table:table-cell>
          <table:table-cell office:value-type="float" office:value="1.40173018">
            <text:p>1,4017301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1">21.01.2021</text:date>, <text:time>20:18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1T20:18:37.52</dc:date>
    <meta:document-statistic meta:table-count="1" meta:cell-count="204" meta:object-count="1"/>
    <meta:generator>OpenOffice/4.1.4$Win32 OpenOffice.org_project/414m5$Build-978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7cm" svg:height="17.801cm" xlink:href=".." xlink:type="simple" chart:class="chart:line" chart:style-name="ch1">
        <chart:legend chart:legend-position="end" svg:x="28.211cm" svg:y="7.802cm" style:legend-expansion="high" chart:style-name="ch2"/>
        <chart:plot-area chart:style-name="ch3" table:cell-range-address="Tabelle1.A1:Tabelle1.D51" chart:data-source-has-labels="row" svg:x="1.078cm" svg:y="1.559cm" svg:width="25.877cm" svg:height="15.466cm">
          <chartooo:coordinate-region svg:x="1.514cm" svg:y="1.771cm" svg:width="25.255cm" svg:height="14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029857">
                <text:p>1.55029857</text:p>
                <draw:g>
                  <svg:desc>Tabelle1.A2:Tabelle1.A51</svg:desc>
                </draw:g>
              </table:table-cell>
              <table:table-cell office:value-type="float" office:value="1.4403522">
                <text:p>1.4403522</text:p>
                <draw:g>
                  <svg:desc>Tabelle1.B2:Tabelle1.B51</svg:desc>
                </draw:g>
              </table:table-cell>
              <table:table-cell office:value-type="float" office:value="1.55512226">
                <text:p>1.55512226</text:p>
                <draw:g>
                  <svg:desc>Tabelle1.C2:Tabelle1.C51</svg:desc>
                </draw:g>
              </table:table-cell>
              <table:table-cell office:value-type="float" office:value="1.38802755">
                <text:p>1.38802755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599295">
                <text:p>1.19599295</text:p>
              </table:table-cell>
              <table:table-cell office:value-type="float" office:value="1.39164269">
                <text:p>1.39164269</text:p>
              </table:table-cell>
              <table:table-cell office:value-type="float" office:value="1.43234491">
                <text:p>1.43234491</text:p>
              </table:table-cell>
              <table:table-cell office:value-type="float" office:value="1.38855636">
                <text:p>1.38855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3154566">
                <text:p>1.13154566</text:p>
              </table:table-cell>
              <table:table-cell office:value-type="float" office:value="1.3876636">
                <text:p>1.3876636</text:p>
              </table:table-cell>
              <table:table-cell office:value-type="float" office:value="1.4109956">
                <text:p>1.4109956</text:p>
              </table:table-cell>
              <table:table-cell office:value-type="float" office:value="1.38738751">
                <text:p>1.38738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800937">
                <text:p>1.07800937</text:p>
              </table:table-cell>
              <table:table-cell office:value-type="float" office:value="1.38939214">
                <text:p>1.38939214</text:p>
              </table:table-cell>
              <table:table-cell office:value-type="float" office:value="1.40795255">
                <text:p>1.40795255</text:p>
              </table:table-cell>
              <table:table-cell office:value-type="float" office:value="1.38626015">
                <text:p>1.38626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5046546">
                <text:p>1.05046546</text:p>
              </table:table-cell>
              <table:table-cell office:value-type="float" office:value="1.38882899">
                <text:p>1.38882899</text:p>
              </table:table-cell>
              <table:table-cell office:value-type="float" office:value="1.37743151">
                <text:p>1.37743151</text:p>
              </table:table-cell>
              <table:table-cell office:value-type="float" office:value="1.38526094">
                <text:p>1.38526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212607">
                <text:p>1.03212607</text:p>
              </table:table-cell>
              <table:table-cell office:value-type="float" office:value="1.38854718">
                <text:p>1.38854718</text:p>
              </table:table-cell>
              <table:table-cell office:value-type="float" office:value="1.37527108">
                <text:p>1.37527108</text:p>
              </table:table-cell>
              <table:table-cell office:value-type="float" office:value="1.38460255">
                <text:p>1.38460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892792">
                <text:p>1.02892792</text:p>
              </table:table-cell>
              <table:table-cell office:value-type="float" office:value="1.38735974">
                <text:p>1.38735974</text:p>
              </table:table-cell>
              <table:table-cell office:value-type="float" office:value="1.35913301">
                <text:p>1.35913301</text:p>
              </table:table-cell>
              <table:table-cell office:value-type="float" office:value="1.38574803">
                <text:p>1.38574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183545">
                <text:p>1.02183545</text:p>
              </table:table-cell>
              <table:table-cell office:value-type="float" office:value="1.38688648">
                <text:p>1.38688648</text:p>
              </table:table-cell>
              <table:table-cell office:value-type="float" office:value="1.3516022">
                <text:p>1.3516022</text:p>
              </table:table-cell>
              <table:table-cell office:value-type="float" office:value="1.38517356">
                <text:p>1.38517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644631">
                <text:p>1.05644631</text:p>
              </table:table-cell>
              <table:table-cell office:value-type="float" office:value="1.37933278">
                <text:p>1.37933278</text:p>
              </table:table-cell>
              <table:table-cell office:value-type="float" office:value="1.30103743">
                <text:p>1.30103743</text:p>
              </table:table-cell>
              <table:table-cell office:value-type="float" office:value="1.37029314">
                <text:p>1.37029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5994918">
                <text:p>1.15994918</text:p>
              </table:table-cell>
              <table:table-cell office:value-type="float" office:value="1.36019564">
                <text:p>1.36019564</text:p>
              </table:table-cell>
              <table:table-cell office:value-type="float" office:value="1.32637823">
                <text:p>1.32637823</text:p>
              </table:table-cell>
              <table:table-cell office:value-type="float" office:value="1.41213548">
                <text:p>1.41213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021705">
                <text:p>1.28021705</text:p>
              </table:table-cell>
              <table:table-cell office:value-type="float" office:value="1.31944323">
                <text:p>1.31944323</text:p>
              </table:table-cell>
              <table:table-cell office:value-type="float" office:value="1.33829987">
                <text:p>1.33829987</text:p>
              </table:table-cell>
              <table:table-cell office:value-type="float" office:value="1.42694163">
                <text:p>1.42694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282755">
                <text:p>1.35282755</text:p>
              </table:table-cell>
              <table:table-cell office:value-type="float" office:value="1.29524362">
                <text:p>1.29524362</text:p>
              </table:table-cell>
              <table:table-cell office:value-type="float" office:value="1.44705689">
                <text:p>1.44705689</text:p>
              </table:table-cell>
              <table:table-cell office:value-type="float" office:value="1.3996892">
                <text:p>1.3996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0424082">
                <text:p>1.30424082</text:p>
              </table:table-cell>
              <table:table-cell office:value-type="float" office:value="1.31371176">
                <text:p>1.31371176</text:p>
              </table:table-cell>
              <table:table-cell office:value-type="float" office:value="1.38513649">
                <text:p>1.38513649</text:p>
              </table:table-cell>
              <table:table-cell office:value-type="float" office:value="1.47690809">
                <text:p>1.47690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0939879">
                <text:p>1.40939879</text:p>
              </table:table-cell>
              <table:table-cell office:value-type="float" office:value="1.25936842">
                <text:p>1.25936842</text:p>
              </table:table-cell>
              <table:table-cell office:value-type="float" office:value="1.30437613">
                <text:p>1.30437613</text:p>
              </table:table-cell>
              <table:table-cell office:value-type="float" office:value="1.5002526">
                <text:p>1.5002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3991208">
                <text:p>1.43991208</text:p>
              </table:table-cell>
              <table:table-cell office:value-type="float" office:value="1.24160826">
                <text:p>1.24160826</text:p>
              </table:table-cell>
              <table:table-cell office:value-type="float" office:value="1.33653128">
                <text:p>1.33653128</text:p>
              </table:table-cell>
              <table:table-cell office:value-type="float" office:value="1.46148169">
                <text:p>1.46148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5250168">
                <text:p>1.55250168</text:p>
              </table:table-cell>
              <table:table-cell office:value-type="float" office:value="1.18953764">
                <text:p>1.18953764</text:p>
              </table:table-cell>
              <table:table-cell office:value-type="float" office:value="1.34789562">
                <text:p>1.34789562</text:p>
              </table:table-cell>
              <table:table-cell office:value-type="float" office:value="1.47386658">
                <text:p>1.47386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942233">
                <text:p>1.47942233</text:p>
              </table:table-cell>
              <table:table-cell office:value-type="float" office:value="1.22854924">
                <text:p>1.22854924</text:p>
              </table:table-cell>
              <table:table-cell office:value-type="float" office:value="1.31785333">
                <text:p>1.31785333</text:p>
              </table:table-cell>
              <table:table-cell office:value-type="float" office:value="1.45614898">
                <text:p>1.45614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6709909">
                <text:p>1.56709909</text:p>
              </table:table-cell>
              <table:table-cell office:value-type="float" office:value="1.18150985">
                <text:p>1.18150985</text:p>
              </table:table-cell>
              <table:table-cell office:value-type="float" office:value="1.32463956">
                <text:p>1.32463956</text:p>
              </table:table-cell>
              <table:table-cell office:value-type="float" office:value="1.46430016">
                <text:p>1.46430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0203934">
                <text:p>1.60203934</text:p>
              </table:table-cell>
              <table:table-cell office:value-type="float" office:value="1.18246138">
                <text:p>1.18246138</text:p>
              </table:table-cell>
              <table:table-cell office:value-type="float" office:value="1.49275911">
                <text:p>1.49275911</text:p>
              </table:table-cell>
              <table:table-cell office:value-type="float" office:value="1.42012417">
                <text:p>1.42012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1331599">
                <text:p>1.81331599</text:p>
              </table:table-cell>
              <table:table-cell office:value-type="float" office:value="1.12161231">
                <text:p>1.12161231</text:p>
              </table:table-cell>
              <table:table-cell office:value-type="float" office:value="1.35439873">
                <text:p>1.35439873</text:p>
              </table:table-cell>
              <table:table-cell office:value-type="float" office:value="1.45278406">
                <text:p>1.45278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2764788">
                <text:p>2.12764788</text:p>
              </table:table-cell>
              <table:table-cell office:value-type="float" office:value="1.03460562">
                <text:p>1.03460562</text:p>
              </table:table-cell>
              <table:table-cell office:value-type="float" office:value="1.66033328">
                <text:p>1.66033328</text:p>
              </table:table-cell>
              <table:table-cell office:value-type="float" office:value="1.38495874">
                <text:p>1.38495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4766674">
                <text:p>2.34766674</text:p>
              </table:table-cell>
              <table:table-cell office:value-type="float" office:value="0.99284166">
                <text:p>0.99284166</text:p>
              </table:table-cell>
              <table:table-cell office:value-type="float" office:value="1.70447445">
                <text:p>1.70447445</text:p>
              </table:table-cell>
              <table:table-cell office:value-type="float" office:value="1.3977052">
                <text:p>1.3977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6809525">
                <text:p>2.76809525</text:p>
              </table:table-cell>
              <table:table-cell office:value-type="float" office:value="0.90762842">
                <text:p>0.90762842</text:p>
              </table:table-cell>
              <table:table-cell office:value-type="float" office:value="1.47768056">
                <text:p>1.47768056</text:p>
              </table:table-cell>
              <table:table-cell office:value-type="float" office:value="1.45347917">
                <text:p>1.45347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110786">
                <text:p>3.0110786</text:p>
              </table:table-cell>
              <table:table-cell office:value-type="float" office:value="0.87755871">
                <text:p>0.87755871</text:p>
              </table:table-cell>
              <table:table-cell office:value-type="float" office:value="1.799492">
                <text:p>1.799492</text:p>
              </table:table-cell>
              <table:table-cell office:value-type="float" office:value="1.26192689">
                <text:p>1.26192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5528708">
                <text:p>3.35528708</text:p>
              </table:table-cell>
              <table:table-cell office:value-type="float" office:value="0.7823171">
                <text:p>0.7823171</text:p>
              </table:table-cell>
              <table:table-cell office:value-type="float" office:value="1.49120367">
                <text:p>1.49120367</text:p>
              </table:table-cell>
              <table:table-cell office:value-type="float" office:value="1.48155689">
                <text:p>1.48155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1702976">
                <text:p>3.01702976</text:p>
              </table:table-cell>
              <table:table-cell office:value-type="float" office:value="0.84634477">
                <text:p>0.84634477</text:p>
              </table:table-cell>
              <table:table-cell office:value-type="float" office:value="2.23334885">
                <text:p>2.23334885</text:p>
              </table:table-cell>
              <table:table-cell office:value-type="float" office:value="1.42601097">
                <text:p>1.42601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9627514">
                <text:p>3.29627514</text:p>
              </table:table-cell>
              <table:table-cell office:value-type="float" office:value="0.77266777">
                <text:p>0.77266777</text:p>
              </table:table-cell>
              <table:table-cell office:value-type="float" office:value="1.95775235">
                <text:p>1.95775235</text:p>
              </table:table-cell>
              <table:table-cell office:value-type="float" office:value="1.356915">
                <text:p>1.356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034543">
                <text:p>3.4034543</text:p>
              </table:table-cell>
              <table:table-cell office:value-type="float" office:value="0.77027702">
                <text:p>0.77027702</text:p>
              </table:table-cell>
              <table:table-cell office:value-type="float" office:value="1.86190522">
                <text:p>1.86190522</text:p>
              </table:table-cell>
              <table:table-cell office:value-type="float" office:value="1.36222124">
                <text:p>1.36222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7980204">
                <text:p>3.07980204</text:p>
              </table:table-cell>
              <table:table-cell office:value-type="float" office:value="0.8886528">
                <text:p>0.8886528</text:p>
              </table:table-cell>
              <table:table-cell office:value-type="float" office:value="1.43800867">
                <text:p>1.43800867</text:p>
              </table:table-cell>
              <table:table-cell office:value-type="float" office:value="1.44265866">
                <text:p>1.44265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5012469">
                <text:p>3.25012469</text:p>
              </table:table-cell>
              <table:table-cell office:value-type="float" office:value="0.81141758">
                <text:p>0.81141758</text:p>
              </table:table-cell>
              <table:table-cell office:value-type="float" office:value="2.02825761">
                <text:p>2.02825761</text:p>
              </table:table-cell>
              <table:table-cell office:value-type="float" office:value="1.45520806">
                <text:p>1.45520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5983529">
                <text:p>2.95983529</text:p>
              </table:table-cell>
              <table:table-cell office:value-type="float" office:value="0.91017318">
                <text:p>0.91017318</text:p>
              </table:table-cell>
              <table:table-cell office:value-type="float" office:value="1.36110532">
                <text:p>1.36110532</text:p>
              </table:table-cell>
              <table:table-cell office:value-type="float" office:value="1.47694647">
                <text:p>1.47694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866142">
                <text:p>3.09866142</text:p>
              </table:table-cell>
              <table:table-cell office:value-type="float" office:value="0.836568">
                <text:p>0.836568</text:p>
              </table:table-cell>
              <table:table-cell office:value-type="float" office:value="1.42382193">
                <text:p>1.42382193</text:p>
              </table:table-cell>
              <table:table-cell office:value-type="float" office:value="1.44543254">
                <text:p>1.445432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9824772">
                <text:p>2.39824772</text:p>
              </table:table-cell>
              <table:table-cell office:value-type="float" office:value="1.00515282">
                <text:p>1.00515282</text:p>
              </table:table-cell>
              <table:table-cell office:value-type="float" office:value="1.46367347">
                <text:p>1.46367347</text:p>
              </table:table-cell>
              <table:table-cell office:value-type="float" office:value="1.40154791">
                <text:p>1.401547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211993">
                <text:p>3.09211993</text:p>
              </table:table-cell>
              <table:table-cell office:value-type="float" office:value="0.83933258">
                <text:p>0.83933258</text:p>
              </table:table-cell>
              <table:table-cell office:value-type="float" office:value="1.8335619">
                <text:p>1.8335619</text:p>
              </table:table-cell>
              <table:table-cell office:value-type="float" office:value="1.21072805">
                <text:p>1.21072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9989338">
                <text:p>4.29989338</text:p>
              </table:table-cell>
              <table:table-cell office:value-type="float" office:value="0.60924256">
                <text:p>0.60924256</text:p>
              </table:table-cell>
              <table:table-cell office:value-type="float" office:value="1.40626419">
                <text:p>1.40626419</text:p>
              </table:table-cell>
              <table:table-cell office:value-type="float" office:value="1.5342207">
                <text:p>1.53422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9047413">
                <text:p>4.09047413</text:p>
              </table:table-cell>
              <table:table-cell office:value-type="float" office:value="0.68548703">
                <text:p>0.68548703</text:p>
              </table:table-cell>
              <table:table-cell office:value-type="float" office:value="2.47998857">
                <text:p>2.47998857</text:p>
              </table:table-cell>
              <table:table-cell office:value-type="float" office:value="1.60276878">
                <text:p>1.60276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7997808">
                <text:p>3.97997808</text:p>
              </table:table-cell>
              <table:table-cell office:value-type="float" office:value="0.69332075">
                <text:p>0.69332075</text:p>
              </table:table-cell>
              <table:table-cell office:value-type="float" office:value="1.81895864">
                <text:p>1.81895864</text:p>
              </table:table-cell>
              <table:table-cell office:value-type="float" office:value="1.39849436">
                <text:p>1.39849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5553112">
                <text:p>4.45553112</text:p>
              </table:table-cell>
              <table:table-cell office:value-type="float" office:value="0.60177481">
                <text:p>0.60177481</text:p>
              </table:table-cell>
              <table:table-cell office:value-type="float" office:value="2.01236343">
                <text:p>2.01236343</text:p>
              </table:table-cell>
              <table:table-cell office:value-type="float" office:value="1.34914315">
                <text:p>1.349143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9531221">
                <text:p>3.99531221</text:p>
              </table:table-cell>
              <table:table-cell office:value-type="float" office:value="0.66466439">
                <text:p>0.66466439</text:p>
              </table:table-cell>
              <table:table-cell office:value-type="float" office:value="2.49008155">
                <text:p>2.49008155</text:p>
              </table:table-cell>
              <table:table-cell office:value-type="float" office:value="1.13636672">
                <text:p>1.13636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2167668">
                <text:p>3.62167668</text:p>
              </table:table-cell>
              <table:table-cell office:value-type="float" office:value="0.72926068">
                <text:p>0.72926068</text:p>
              </table:table-cell>
              <table:table-cell office:value-type="float" office:value="1.59440601">
                <text:p>1.59440601</text:p>
              </table:table-cell>
              <table:table-cell office:value-type="float" office:value="1.37999785">
                <text:p>1.37999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2230492">
                <text:p>4.12230492</text:p>
              </table:table-cell>
              <table:table-cell office:value-type="float" office:value="0.68688428">
                <text:p>0.68688428</text:p>
              </table:table-cell>
              <table:table-cell office:value-type="float" office:value="2.21993852">
                <text:p>2.21993852</text:p>
              </table:table-cell>
              <table:table-cell office:value-type="float" office:value="1.47340703">
                <text:p>1.47340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2398453">
                <text:p>4.42398453</text:p>
              </table:table-cell>
              <table:table-cell office:value-type="float" office:value="0.62126291">
                <text:p>0.62126291</text:p>
              </table:table-cell>
              <table:table-cell office:value-type="float" office:value="1.38728464">
                <text:p>1.38728464</text:p>
              </table:table-cell>
              <table:table-cell office:value-type="float" office:value="1.51392448">
                <text:p>1.51392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0538902">
                <text:p>4.20538902</text:p>
              </table:table-cell>
              <table:table-cell office:value-type="float" office:value="0.66736835">
                <text:p>0.66736835</text:p>
              </table:table-cell>
              <table:table-cell office:value-type="float" office:value="1.96987867">
                <text:p>1.96987867</text:p>
              </table:table-cell>
              <table:table-cell office:value-type="float" office:value="1.42127597">
                <text:p>1.42127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487668">
                <text:p>4.8487668</text:p>
              </table:table-cell>
              <table:table-cell office:value-type="float" office:value="0.55568671">
                <text:p>0.55568671</text:p>
              </table:table-cell>
              <table:table-cell office:value-type="float" office:value="3.39316225">
                <text:p>3.39316225</text:p>
              </table:table-cell>
              <table:table-cell office:value-type="float" office:value="1.73304439">
                <text:p>1.73304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175601">
                <text:p>4.9175601</text:p>
              </table:table-cell>
              <table:table-cell office:value-type="float" office:value="0.54245842">
                <text:p>0.54245842</text:p>
              </table:table-cell>
              <table:table-cell office:value-type="float" office:value="1.70637667">
                <text:p>1.70637667</text:p>
              </table:table-cell>
              <table:table-cell office:value-type="float" office:value="1.39906442">
                <text:p>1.39906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6221943">
                <text:p>4.76221943</text:p>
              </table:table-cell>
              <table:table-cell office:value-type="float" office:value="0.54187071">
                <text:p>0.54187071</text:p>
              </table:table-cell>
              <table:table-cell office:value-type="float" office:value="1.79724896">
                <text:p>1.79724896</text:p>
              </table:table-cell>
              <table:table-cell office:value-type="float" office:value="1.36951339">
                <text:p>1.36951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6146374">
                <text:p>4.66146374</text:p>
              </table:table-cell>
              <table:table-cell office:value-type="float" office:value="0.57474262">
                <text:p>0.57474262</text:p>
              </table:table-cell>
              <table:table-cell office:value-type="float" office:value="2.27886248">
                <text:p>2.27886248</text:p>
              </table:table-cell>
              <table:table-cell office:value-type="float" office:value="1.34518039">
                <text:p>1.345180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0686865">
                <text:p>4.20686865</text:p>
              </table:table-cell>
              <table:table-cell office:value-type="float" office:value="0.68329555">
                <text:p>0.68329555</text:p>
              </table:table-cell>
              <table:table-cell office:value-type="float" office:value="4.03938055">
                <text:p>4.03938055</text:p>
              </table:table-cell>
              <table:table-cell office:value-type="float" office:value="2.69071484">
                <text:p>2.690714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3435202">
                <text:p>5.33435202</text:p>
              </table:table-cell>
              <table:table-cell office:value-type="float" office:value="0.45313299">
                <text:p>0.45313299</text:p>
              </table:table-cell>
              <table:table-cell office:value-type="float" office:value="1.76493049">
                <text:p>1.76493049</text:p>
              </table:table-cell>
              <table:table-cell office:value-type="float" office:value="1.41349781">
                <text:p>1.413497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26756">
                <text:p>4.826756</text:p>
              </table:table-cell>
              <table:table-cell office:value-type="float" office:value="0.55206889">
                <text:p>0.55206889</text:p>
              </table:table-cell>
              <table:table-cell office:value-type="float" office:value="1.5181675">
                <text:p>1.5181675</text:p>
              </table:table-cell>
              <table:table-cell office:value-type="float" office:value="1.40173018">
                <text:p>1.40173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